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T1" style:family="text">
      <style:text-properties fo:font-size="14pt" style:font-size-asian="12.25pt" style:font-size-complex="14pt"/>
    </style:style>
    <style:style style:name="T2" style:family="text">
      <style:text-properties officeooo:rsid="0006886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Project Report: Vehicle Monitoring System using CAN</text:span></text:p>
      <text:p text:style-name="Text_20_body"><text:span text:style-name="Strong_20_Emphasis">1. Introduction</text:span> The Vehicle Monitoring System using Controller Area Network (CAN) is designed to enhance real-time monitoring and control of vehicle parameters. This project utilizes two STM32F407G microcontrollers, where one functions as the primary device and the other as the secondary device. The primary device is responsible for collecting sensor data and controlling the DC motor, while the secondary device handles the display and alert systems.</text:p>
      <text:p text:style-name="Text_20_body"><text:span text:style-name="Strong_20_Emphasis">2. Components Used</text:span></text:p>
      <text:list xml:id="list2427876457" text:style-name="L1">
        <text:list-item>
          <text:p text:style-name="P1"><text:span text:style-name="Strong_20_Emphasis">Microcontrollers:</text:span> 2 x STM32F407G (Primary and Secondary)</text:p>
        </text:list-item>
        <text:list-item>
          <text:p text:style-name="P1"><text:span text:style-name="Strong_20_Emphasis">DC Motor:</text:span> 5V DC motor</text:p>
        </text:list-item>
        <text:list-item>
          <text:p text:style-name="P1"><text:span text:style-name="Strong_20_Emphasis">Motor Driver:</text:span> To control the DC motor</text:p>
        </text:list-item>
        <text:list-item>
          <text:p text:style-name="P1"><text:span text:style-name="Strong_20_Emphasis">IR Sensor:</text:span> For <text:span text:style-name="T2">DC motor speed</text:span> detection</text:p>
        </text:list-item>
        <text:list-item>
          <text:p text:style-name="P1"><text:span text:style-name="Strong_20_Emphasis">LDR (Light Dependent Resistor):</text:span> To detect light intensity</text:p>
        </text:list-item>
        <text:list-item>
          <text:p text:style-name="P1"><text:span text:style-name="Strong_20_Emphasis">LCD Display:</text:span> For displaying motor speed</text:p>
        </text:list-item>
        <text:list-item>
          <text:p text:style-name="P1"><text:span text:style-name="Strong_20_Emphasis">Buzzer:</text:span> To indicate <text:span text:style-name="T2">crossing</text:span> <text:span text:style-name="T2">required </text:span>speed <text:span text:style-name="T2">limits </text:span>of the motor</text:p>
        </text:list-item>
        <text:list-item>
          <text:p text:style-name="P1"><text:span text:style-name="Strong_20_Emphasis">LED:</text:span> To indicate <text:span text:style-name="T2">light</text:span> detection using LDR</text:p>
        </text:list-item>
      </text:list>
      <text:p text:style-name="Text_20_body"><text:span text:style-name="Strong_20_Emphasis">3. System Architecture</text:span> The system consists of a primary microcontroller that interfaces with a DC motor, motor driver, IR sensor, and LDR. The secondary microcontroller is responsible for receiving data from the primary via the CAN bus and controlling the LCD, buzzer, and LED.</text:p>
      <text:p text:style-name="Text_20_body"><text:span text:style-name="Strong_20_Emphasis">4. Working Principle</text:span></text:p>
      <text:list xml:id="list603722309" text:style-name="L2">
        <text:list-item>
          <text:p text:style-name="P2">The <text:span text:style-name="Strong_20_Emphasis">DC motor</text:span> is controlled by the primary STM32F407G, and its speed is continuously monitored.</text:p>
        </text:list-item>
        <text:list-item>
          <text:p text:style-name="P2">The motor speed is transmitted via the <text:span text:style-name="Strong_20_Emphasis">CAN bus</text:span> to the secondary STM32F407G, where it is displayed on the <text:span text:style-name="Strong_20_Emphasis">LCD</text:span>.</text:p>
        </text:list-item>
        <text:list-item>
          <text:p text:style-name="P2">When the <text:span text:style-name="Strong_20_Emphasis">DC motor reaches its highest speed</text:span>, a <text:span text:style-name="Strong_20_Emphasis">buzzer</text:span> on the secondary board is activated.</text:p>
        </text:list-item>
        <text:list-item>
          <text:p text:style-name="P2">The <text:span text:style-name="Strong_20_Emphasis">LDR</text:span> detects changes in light intensity. When a shadow falls on it, the <text:span text:style-name="Strong_20_Emphasis">LED</text:span> on the secondary board glows.</text:p>
        </text:list-item>
        <text:list-item>
          <text:p text:style-name="P2">The <text:span text:style-name="Strong_20_Emphasis">IR sensor</text:span> can be used to detect obstacles or provide additional vehicle monitoring functions.</text:p>
        </text:list-item>
      </text:list>
      <text:p text:style-name="Text_20_body"><text:span text:style-name="Strong_20_Emphasis">5. Communication Using CAN</text:span> The Controller Area Network (CAN) protocol is used to establish communication between the primary and secondary STM32F407G microcontrollers. CAN ensures reliable data transfer with minimal latency, making it suitable for real-time vehicle monitoring applications.</text:p>
      <text:p text:style-name="Text_20_body"><text:span text:style-name="Strong_20_Emphasis">6. Implementation and Code Overview</text:span> The system was implemented using the STM32CubeIDE environment, and the CAN bus was configured to enable efficient data exchange between the two microcontrollers. The key functionalities implemented include:</text:p>
      <text:list xml:id="list1730252380" text:style-name="L3">
        <text:list-item>
          <text:p text:style-name="P3">CAN message transmission and reception</text:p>
        </text:list-item>
        <text:list-item>
          <text:p text:style-name="P3"><text:soft-page-break/>Motor speed measurement and display on LCD</text:p>
        </text:list-item>
        <text:list-item>
          <text:p text:style-name="P3">Activation of buzzer and LED based on predefined conditions</text:p>
        </text:list-item>
      </text:list>
      <text:p text:style-name="Text_20_body"><text:span text:style-name="Strong_20_Emphasis">7. Results and Observations</text:span></text:p>
      <text:list xml:id="list2698666087" text:style-name="L4">
        <text:list-item>
          <text:p text:style-name="P4">The motor speed was successfully displayed on the LCD in real time.</text:p>
        </text:list-item>
        <text:list-item>
          <text:p text:style-name="P4">The buzzer successfully activated when the motor reached its highest speed.</text:p>
        </text:list-item>
        <text:list-item>
          <text:p text:style-name="P4">The LED responded correctly when a shadow was detected by the LDR.</text:p>
        </text:list-item>
        <text:list-item>
          <text:p text:style-name="P4">The CAN communication was stable and reliable, ensuring smooth data transfer between the microcontrollers.</text:p>
        </text:list-item>
      </text:list>
      <text:p text:style-name="Text_20_body"><text:span text:style-name="Strong_20_Emphasis">8. Conclusion</text:span> The Vehicle Monitoring System using CAN successfully demonstrates real-time monitoring of motor speed and environmental conditions using a dual microcontroller setup. The use of CAN ensures reliable communication, making the system suitable for applications in vehicle diagnostics and automation.</text:p>
      <text:p text:style-name="Text_20_body"><text:span text:style-name="Strong_20_Emphasis"><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3T00:32:12.396596331</meta:creation-date>
    <dc:date>2025-02-03T00:43:59.473521632</dc:date>
    <meta:editing-duration>PT10M3S</meta:editing-duration>
    <meta:editing-cycles>3</meta:editing-cycles>
    <meta:generator>LibreOffice/7.3.7.2$Linux_X86_64 LibreOffice_project/30$Build-2</meta:generator>
    <meta:document-statistic meta:table-count="0" meta:image-count="0" meta:object-count="0" meta:page-count="2" meta:paragraph-count="29" meta:word-count="472" meta:character-count="3013" meta:non-whitespace-character-count="2590"/>
  </office:meta>
</office:document-meta>
</file>